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en" fo:country="US" officeooo:rsid="0027b290" officeooo:paragraph-rsid="0027b290"/>
    </style:style>
    <style:style style:name="P2" style:family="paragraph" style:parent-style-name="Text_20_body">
      <style:text-properties fo:language="en" fo:country="US" officeooo:rsid="002859bb" officeooo:paragraph-rsid="002859bb"/>
    </style:style>
    <style:style style:name="P3" style:family="paragraph" style:parent-style-name="Text_20_body">
      <style:text-properties fo:language="en" fo:country="US" officeooo:rsid="003da385" officeooo:paragraph-rsid="003da385"/>
    </style:style>
    <style:style style:name="P4" style:family="paragraph" style:parent-style-name="Text_20_body">
      <style:text-properties fo:language="en" fo:country="US" officeooo:rsid="0048be90" officeooo:paragraph-rsid="0049a53b"/>
    </style:style>
    <style:style style:name="P5" style:family="paragraph" style:parent-style-name="Text_20_body">
      <style:text-properties fo:language="en" fo:country="US" officeooo:rsid="0048be90" officeooo:paragraph-rsid="004fe906"/>
    </style:style>
    <style:style style:name="P6" style:family="paragraph" style:parent-style-name="Text_20_body">
      <style:text-properties fo:language="en" fo:country="US" officeooo:rsid="0048be90" officeooo:paragraph-rsid="005fb8e2"/>
    </style:style>
    <style:style style:name="P7" style:family="paragraph" style:parent-style-name="Text_20_body">
      <style:text-properties fo:language="en" fo:country="US" officeooo:rsid="003c4fa0" officeooo:paragraph-rsid="003c4fa0"/>
    </style:style>
    <style:style style:name="P8" style:family="paragraph" style:parent-style-name="Text_20_body">
      <style:text-properties fo:language="en" fo:country="US" officeooo:rsid="0031a813" officeooo:paragraph-rsid="0031a813"/>
    </style:style>
    <style:style style:name="P9" style:family="paragraph" style:parent-style-name="Text_20_body">
      <style:text-properties fo:language="en" fo:country="US" officeooo:rsid="0024b2ec" officeooo:paragraph-rsid="004eafd2"/>
    </style:style>
    <style:style style:name="P10" style:family="paragraph" style:parent-style-name="Text_20_body">
      <style:text-properties fo:language="en" fo:country="US" officeooo:rsid="0024b2ec" officeooo:paragraph-rsid="00898881"/>
    </style:style>
    <style:style style:name="P11" style:family="paragraph" style:parent-style-name="Text_20_body">
      <style:text-properties fo:language="en" fo:country="US" officeooo:rsid="0024f76b" officeooo:paragraph-rsid="0024f76b"/>
    </style:style>
    <style:style style:name="P12" style:family="paragraph" style:parent-style-name="Text_20_body">
      <style:text-properties fo:language="en" fo:country="US" officeooo:rsid="0024f76b" officeooo:paragraph-rsid="00737c90"/>
    </style:style>
    <style:style style:name="P13" style:family="paragraph" style:parent-style-name="Text_20_body">
      <style:text-properties fo:language="en" fo:country="US" officeooo:rsid="0024f76b" officeooo:paragraph-rsid="00d1a0a5"/>
    </style:style>
    <style:style style:name="P14" style:family="paragraph" style:parent-style-name="Text_20_body">
      <style:text-properties fo:language="en" fo:country="US" officeooo:rsid="002da062" officeooo:paragraph-rsid="00320cd4"/>
    </style:style>
    <style:style style:name="P15" style:family="paragraph" style:parent-style-name="Text_20_body">
      <style:text-properties fo:language="en" fo:country="US" officeooo:rsid="002da062" officeooo:paragraph-rsid="0066fd86"/>
    </style:style>
    <style:style style:name="P16" style:family="paragraph" style:parent-style-name="Text_20_body">
      <style:text-properties fo:language="en" fo:country="US" officeooo:rsid="002da062" officeooo:paragraph-rsid="00f3fc1c"/>
    </style:style>
    <style:style style:name="P17" style:family="paragraph" style:parent-style-name="Text_20_body">
      <style:text-properties fo:language="en" fo:country="US" officeooo:rsid="002da062" officeooo:paragraph-rsid="00f45ad4"/>
    </style:style>
    <style:style style:name="P18" style:family="paragraph" style:parent-style-name="Text_20_body">
      <style:text-properties fo:language="en" fo:country="US" officeooo:rsid="002f724a" officeooo:paragraph-rsid="002f724a"/>
    </style:style>
    <style:style style:name="P19" style:family="paragraph" style:parent-style-name="Text_20_body">
      <style:text-properties fo:language="en" fo:country="US" officeooo:rsid="002f724a" officeooo:paragraph-rsid="00320cd4"/>
    </style:style>
    <style:style style:name="P20" style:family="paragraph" style:parent-style-name="Text_20_body">
      <style:text-properties fo:language="en" fo:country="US" officeooo:rsid="00377937" officeooo:paragraph-rsid="00377937"/>
    </style:style>
    <style:style style:name="P21" style:family="paragraph" style:parent-style-name="Text_20_body">
      <style:text-properties fo:language="en" fo:country="US" officeooo:rsid="003965a3" officeooo:paragraph-rsid="003f3013"/>
    </style:style>
    <style:style style:name="P22" style:family="paragraph" style:parent-style-name="Text_20_body">
      <style:text-properties fo:language="en" fo:country="US" officeooo:rsid="003965a3" officeooo:paragraph-rsid="00c83663"/>
    </style:style>
    <style:style style:name="P23" style:family="paragraph" style:parent-style-name="Text_20_body">
      <style:text-properties fo:language="en" fo:country="US" officeooo:rsid="0043c172" officeooo:paragraph-rsid="0043c172"/>
    </style:style>
    <style:style style:name="P24" style:family="paragraph" style:parent-style-name="Text_20_body">
      <style:text-properties fo:language="en" fo:country="US" officeooo:rsid="0043c172" officeooo:paragraph-rsid="004bbf48"/>
    </style:style>
    <style:style style:name="P25" style:family="paragraph" style:parent-style-name="Text_20_body">
      <style:text-properties fo:language="en" fo:country="US" officeooo:rsid="0043c172" officeooo:paragraph-rsid="004fe906"/>
    </style:style>
    <style:style style:name="P26" style:family="paragraph" style:parent-style-name="Text_20_body">
      <style:text-properties fo:language="en" fo:country="US" officeooo:rsid="003a8a37" officeooo:paragraph-rsid="003f3013"/>
    </style:style>
    <style:style style:name="P27" style:family="paragraph" style:parent-style-name="Text_20_body">
      <style:text-properties fo:language="en" fo:country="US" officeooo:rsid="0046ed37" officeooo:paragraph-rsid="0046ed37"/>
    </style:style>
    <style:style style:name="P28" style:family="paragraph" style:parent-style-name="Text_20_body">
      <style:text-properties fo:language="en" fo:country="US" officeooo:rsid="0049a53b" officeooo:paragraph-rsid="0049a53b"/>
    </style:style>
    <style:style style:name="P29" style:family="paragraph" style:parent-style-name="Text_20_body">
      <style:text-properties fo:language="en" fo:country="US" officeooo:rsid="004fe906" officeooo:paragraph-rsid="004fe906"/>
    </style:style>
    <style:style style:name="P30" style:family="paragraph" style:parent-style-name="Text_20_body">
      <style:text-properties fo:language="en" fo:country="US" officeooo:rsid="004fe906" officeooo:paragraph-rsid="005961b4"/>
    </style:style>
    <style:style style:name="P31" style:family="paragraph" style:parent-style-name="Text_20_body">
      <style:text-properties fo:language="en" fo:country="US" officeooo:rsid="00513ee6" officeooo:paragraph-rsid="00513ee6"/>
    </style:style>
    <style:style style:name="P32" style:family="paragraph" style:parent-style-name="Text_20_body">
      <style:text-properties fo:language="en" fo:country="US" officeooo:rsid="0060abf0" officeooo:paragraph-rsid="0060abf0"/>
    </style:style>
    <style:style style:name="P33" style:family="paragraph" style:parent-style-name="Text_20_body">
      <style:text-properties fo:language="en" fo:country="US" officeooo:rsid="006fef8a" officeooo:paragraph-rsid="006fef8a"/>
    </style:style>
    <style:style style:name="P34" style:family="paragraph" style:parent-style-name="Text_20_body">
      <style:text-properties fo:language="en" fo:country="US" officeooo:rsid="0079cd1d" officeooo:paragraph-rsid="0079cd1d"/>
    </style:style>
    <style:style style:name="P35" style:family="paragraph" style:parent-style-name="Text_20_body">
      <style:text-properties fo:language="en" fo:country="US" officeooo:rsid="007d1630" officeooo:paragraph-rsid="00ca5154"/>
    </style:style>
    <style:style style:name="P36" style:family="paragraph" style:parent-style-name="Text_20_body">
      <style:text-properties fo:language="en" fo:country="US" officeooo:rsid="009a08d4" officeooo:paragraph-rsid="009a08d4"/>
    </style:style>
    <style:style style:name="P37" style:family="paragraph" style:parent-style-name="Text_20_body">
      <style:text-properties fo:language="en" fo:country="US" officeooo:rsid="00c7dd59" officeooo:paragraph-rsid="00c83663"/>
    </style:style>
    <style:style style:name="P38" style:family="paragraph" style:parent-style-name="Text_20_body">
      <style:text-properties fo:language="en" fo:country="US" officeooo:rsid="00c7dd59" officeooo:paragraph-rsid="00ca5154"/>
    </style:style>
    <style:style style:name="P39" style:family="paragraph" style:parent-style-name="Text_20_body">
      <style:text-properties fo:language="en" fo:country="US" officeooo:rsid="009b8231" officeooo:paragraph-rsid="009b8231"/>
    </style:style>
    <style:style style:name="P40" style:family="paragraph" style:parent-style-name="Text_20_body">
      <style:text-properties fo:language="en" fo:country="US" officeooo:rsid="00846a6e" officeooo:paragraph-rsid="0088c765"/>
    </style:style>
    <style:style style:name="P41" style:family="paragraph" style:parent-style-name="Text_20_body">
      <style:text-properties fo:language="en" fo:country="US" officeooo:rsid="00846a6e" officeooo:paragraph-rsid="00846a6e"/>
    </style:style>
    <style:style style:name="P42" style:family="paragraph" style:parent-style-name="Text_20_body">
      <style:text-properties fo:language="en" fo:country="US" officeooo:rsid="00e56200" officeooo:paragraph-rsid="00e56200"/>
    </style:style>
    <style:style style:name="P43" style:family="paragraph" style:parent-style-name="Title">
      <style:text-properties fo:language="en" fo:country="US" officeooo:rsid="001f5064" officeooo:paragraph-rsid="001f5064"/>
    </style:style>
    <style:style style:name="P44" style:family="paragraph" style:parent-style-name="Text_20_body">
      <style:text-properties fo:language="en" fo:country="US" officeooo:rsid="00f23639" officeooo:paragraph-rsid="00f23639"/>
    </style:style>
    <style:style style:name="P45" style:family="paragraph" style:parent-style-name="Text_20_body">
      <style:text-properties style:text-line-through-style="none" style:text-line-through-type="none" fo:language="en" fo:country="US" fo:font-style="italic" officeooo:rsid="0021f856" officeooo:paragraph-rsid="0021f856" style:font-style-asian="italic" style:font-style-complex="italic"/>
    </style:style>
    <style:style style:name="P46" style:family="paragraph" style:parent-style-name="Text_20_body">
      <style:text-properties style:text-line-through-style="none" style:text-line-through-type="none" fo:language="en" fo:country="US" fo:font-style="italic" officeooo:rsid="0021f856" officeooo:paragraph-rsid="00ee74e6" style:font-style-asian="italic" style:font-style-complex="italic"/>
    </style:style>
    <style:style style:name="P47" style:family="paragraph" style:parent-style-name="Text_20_body">
      <style:text-properties officeooo:paragraph-rsid="001f5064"/>
    </style:style>
    <style:style style:name="P48" style:family="paragraph" style:parent-style-name="Text_20_body">
      <style:text-properties officeooo:rsid="00522ffd" officeooo:paragraph-rsid="00522ffd"/>
    </style:style>
    <style:style style:name="P49" style:family="paragraph" style:parent-style-name="Text_20_body">
      <style:text-properties officeooo:rsid="00522ffd" officeooo:paragraph-rsid="009e7532"/>
    </style:style>
    <style:style style:name="P50" style:family="paragraph" style:parent-style-name="Text_20_body">
      <style:text-properties officeooo:rsid="00531e36" officeooo:paragraph-rsid="009e7532"/>
    </style:style>
    <style:style style:name="P51" style:family="paragraph" style:parent-style-name="Text_20_body">
      <style:text-properties officeooo:rsid="00531e36" officeooo:paragraph-rsid="00cc3867"/>
    </style:style>
    <style:style style:name="P52" style:family="paragraph" style:parent-style-name="Text_20_body">
      <style:text-properties officeooo:rsid="00533a98" officeooo:paragraph-rsid="00533a98"/>
    </style:style>
    <style:style style:name="P53" style:family="paragraph" style:parent-style-name="Text_20_body">
      <style:text-properties officeooo:rsid="0061fd3b" officeooo:paragraph-rsid="006df6f4"/>
    </style:style>
    <style:style style:name="P54" style:family="paragraph" style:parent-style-name="Text_20_body">
      <style:text-properties officeooo:rsid="006838a6" officeooo:paragraph-rsid="006838a6"/>
    </style:style>
    <style:style style:name="P55" style:family="paragraph" style:parent-style-name="Text_20_body">
      <style:text-properties officeooo:rsid="006a796a" officeooo:paragraph-rsid="006b4ad2"/>
    </style:style>
    <style:style style:name="P56" style:family="paragraph" style:parent-style-name="Text_20_body">
      <style:text-properties officeooo:rsid="00704550" officeooo:paragraph-rsid="00bd83ee"/>
    </style:style>
    <style:style style:name="P57" style:family="paragraph" style:parent-style-name="Text_20_body">
      <style:text-properties officeooo:rsid="0079cd1d" officeooo:paragraph-rsid="0079cd1d"/>
    </style:style>
    <style:style style:name="P58" style:family="paragraph" style:parent-style-name="Text_20_body">
      <style:text-properties officeooo:rsid="0082a60f" officeooo:paragraph-rsid="00bd83ee"/>
    </style:style>
    <style:style style:name="P59" style:family="paragraph" style:parent-style-name="Text_20_body">
      <style:text-properties officeooo:rsid="0088c765" officeooo:paragraph-rsid="0088c765"/>
    </style:style>
    <style:style style:name="P60" style:family="paragraph" style:parent-style-name="Text_20_body">
      <style:text-properties officeooo:rsid="0088c765" officeooo:paragraph-rsid="009b8231"/>
    </style:style>
    <style:style style:name="P61" style:family="paragraph" style:parent-style-name="Text_20_body">
      <style:text-properties officeooo:rsid="00913871" officeooo:paragraph-rsid="00bd83ee"/>
    </style:style>
    <style:style style:name="P62" style:family="paragraph" style:parent-style-name="Text_20_body">
      <style:text-properties officeooo:rsid="0095ac16" officeooo:paragraph-rsid="00bd83ee"/>
    </style:style>
    <style:style style:name="P63" style:family="paragraph" style:parent-style-name="Text_20_body">
      <style:text-properties officeooo:rsid="00abd092" officeooo:paragraph-rsid="00abd092"/>
    </style:style>
    <style:style style:name="P64" style:family="paragraph" style:parent-style-name="Text_20_body">
      <style:text-properties officeooo:rsid="00dddab9" officeooo:paragraph-rsid="00dddab9"/>
    </style:style>
    <style:style style:name="P65" style:family="paragraph" style:parent-style-name="Text_20_body">
      <style:text-properties officeooo:rsid="0069784b" officeooo:paragraph-rsid="0069784b"/>
    </style:style>
    <style:style style:name="P66" style:family="paragraph" style:parent-style-name="Text_20_body">
      <style:text-properties officeooo:rsid="00e5d79c" officeooo:paragraph-rsid="00e5d79c"/>
    </style:style>
    <style:style style:name="P67" style:family="paragraph" style:parent-style-name="Text_20_body">
      <style:text-properties officeooo:rsid="00ef69e1" officeooo:paragraph-rsid="00ef69e1"/>
    </style:style>
    <style:style style:name="P68" style:family="paragraph" style:parent-style-name="Text_20_body">
      <style:text-properties officeooo:paragraph-rsid="00f10bdf"/>
    </style:style>
    <style:style style:name="P69" style:family="paragraph" style:parent-style-name="Text_20_body">
      <style:text-properties officeooo:rsid="00f48306" officeooo:paragraph-rsid="00f48306"/>
    </style:style>
    <style:style style:name="P70" style:family="paragraph" style:parent-style-name="Heading_20_1">
      <style:text-properties fo:language="en" fo:country="US" officeooo:rsid="0027b290" officeooo:paragraph-rsid="0027b290"/>
    </style:style>
    <style:style style:name="P71" style:family="paragraph" style:parent-style-name="Heading_20_1">
      <style:text-properties fo:language="en" fo:country="US" officeooo:rsid="001f5064" officeooo:paragraph-rsid="001f5064"/>
    </style:style>
    <style:style style:name="P72" style:family="paragraph" style:parent-style-name="Heading_20_1">
      <style:text-properties style:text-line-through-style="none" style:text-line-through-type="none" fo:language="en" fo:country="US" officeooo:rsid="0021f856" officeooo:paragraph-rsid="0021f856"/>
    </style:style>
    <style:style style:name="P73" style:family="paragraph" style:parent-style-name="Heading_20_1">
      <style:text-properties officeooo:paragraph-rsid="006838a6"/>
    </style:style>
    <style:style style:name="P74" style:family="paragraph" style:parent-style-name="Heading_20_1">
      <style:text-properties officeooo:rsid="00bbefd2" officeooo:paragraph-rsid="00f5ce1b"/>
    </style:style>
    <style:style style:name="P75" style:family="paragraph" style:parent-style-name="Heading_20_1">
      <style:text-properties officeooo:paragraph-rsid="00bd83ee"/>
    </style:style>
    <style:style style:name="P76" style:family="paragraph" style:parent-style-name="Heading_20_1">
      <style:text-properties officeooo:rsid="00f5ce1b" officeooo:paragraph-rsid="00f5ce1b"/>
    </style:style>
    <style:style style:name="P77" style:family="paragraph" style:parent-style-name="Text_20_body" style:list-style-name="L2">
      <style:text-properties fo:language="en" fo:country="US" officeooo:rsid="002859bb" officeooo:paragraph-rsid="002859bb"/>
    </style:style>
    <style:style style:name="P78" style:family="paragraph" style:parent-style-name="Text_20_body" style:list-style-name="L3">
      <style:text-properties fo:language="en" fo:country="US" officeooo:rsid="002859bb" officeooo:paragraph-rsid="003c4fa0"/>
    </style:style>
    <style:style style:name="P79" style:family="paragraph" style:parent-style-name="Text_20_body" style:list-style-name="L2">
      <style:text-properties fo:language="en" fo:country="US" officeooo:rsid="003da385" officeooo:paragraph-rsid="003da385"/>
    </style:style>
    <style:style style:name="P80" style:family="paragraph" style:parent-style-name="Text_20_body" style:list-style-name="L3">
      <style:text-properties fo:language="en" fo:country="US" officeooo:rsid="003da385" officeooo:paragraph-rsid="003da385"/>
    </style:style>
    <style:style style:name="P81" style:family="paragraph" style:parent-style-name="Text_20_body" style:list-style-name="L2">
      <style:text-properties fo:language="en" fo:country="US" officeooo:rsid="002fd5c6" officeooo:paragraph-rsid="002fd5c6"/>
    </style:style>
    <style:style style:name="P82" style:family="paragraph" style:parent-style-name="Text_20_body" style:list-style-name="L2">
      <style:text-properties fo:language="en" fo:country="US" officeooo:rsid="0048be90" officeooo:paragraph-rsid="0048be90"/>
    </style:style>
    <style:style style:name="P83" style:family="paragraph" style:parent-style-name="Text_20_body" style:list-style-name="L3">
      <style:text-properties fo:language="en" fo:country="US" officeooo:rsid="003c4fa0" officeooo:paragraph-rsid="003c4fa0"/>
    </style:style>
    <style:style style:name="P84" style:family="paragraph" style:parent-style-name="Text_20_body">
      <style:text-properties fo:language="en" fo:country="US" officeooo:rsid="003c4fa0" officeooo:paragraph-rsid="003c4fa0"/>
    </style:style>
    <style:style style:name="P85" style:family="paragraph" style:parent-style-name="Text_20_body">
      <style:text-properties fo:language="en" fo:country="US" officeooo:rsid="0031a813" officeooo:paragraph-rsid="007e87e5"/>
    </style:style>
    <style:style style:name="P86" style:family="paragraph" style:parent-style-name="Text_20_body">
      <style:text-properties fo:language="en" fo:country="US" officeooo:rsid="007d1630" officeooo:paragraph-rsid="007e87e5"/>
    </style:style>
    <style:style style:name="P87" style:family="paragraph" style:parent-style-name="Text_20_body">
      <style:text-properties fo:language="en" fo:country="US" officeooo:rsid="00531e36" officeooo:paragraph-rsid="00a03fcf"/>
    </style:style>
    <style:style style:name="P88" style:family="paragraph" style:parent-style-name="Text_20_body">
      <style:text-properties fo:language="en" fo:country="US" officeooo:rsid="002da062" officeooo:paragraph-rsid="00f3fc1c"/>
    </style:style>
    <style:style style:name="P89" style:family="paragraph" style:parent-style-name="Text_20_body">
      <style:text-properties fo:language="en" fo:country="US" officeooo:rsid="002da062" officeooo:paragraph-rsid="00f45ad4"/>
    </style:style>
    <style:style style:name="P90" style:family="paragraph" style:parent-style-name="Text_20_body">
      <style:text-properties fo:language="en" fo:country="US" officeooo:rsid="0024b2ec" officeooo:paragraph-rsid="00898881"/>
    </style:style>
    <style:style style:name="P91" style:family="paragraph" style:parent-style-name="Text_20_body">
      <style:text-properties fo:language="en" fo:country="US" officeooo:rsid="0024f76b" officeooo:paragraph-rsid="00737c90"/>
    </style:style>
    <style:style style:name="P92" style:family="paragraph" style:parent-style-name="Text_20_body">
      <style:text-properties fo:language="en" fo:country="US" officeooo:rsid="003965a3" officeooo:paragraph-rsid="00c83663"/>
    </style:style>
    <style:style style:name="P93" style:family="paragraph" style:parent-style-name="Text_20_body">
      <style:text-properties fo:language="en" fo:country="US" officeooo:rsid="0043c172" officeooo:paragraph-rsid="0043c172"/>
    </style:style>
    <style:style style:name="P94" style:family="paragraph" style:parent-style-name="Text_20_body">
      <style:text-properties fo:language="en" fo:country="US" officeooo:rsid="004fe906" officeooo:paragraph-rsid="004fe906"/>
    </style:style>
    <style:style style:name="P95" style:family="paragraph" style:parent-style-name="Text_20_body">
      <style:text-properties style:text-line-through-style="none" style:text-line-through-type="none" fo:language="en" fo:country="US" fo:font-style="italic" officeooo:rsid="0021f856" officeooo:paragraph-rsid="00ee74e6" style:font-style-asian="italic" style:font-style-complex="italic"/>
    </style:style>
    <style:style style:name="P96" style:family="paragraph" style:parent-style-name="Text_20_body" style:list-style-name="L1">
      <style:text-properties officeooo:paragraph-rsid="006fef8a"/>
    </style:style>
    <style:style style:name="P97" style:family="paragraph" style:parent-style-name="Text_20_body" style:list-style-name="L1">
      <style:text-properties officeooo:rsid="006fef8a" officeooo:paragraph-rsid="006fef8a"/>
    </style:style>
    <style:style style:name="P98" style:family="paragraph" style:parent-style-name="Text_20_body">
      <style:text-properties fo:font-variant="normal" fo:text-transform="none" fo:color="#1c1e21" loext:opacity="100%" style:font-name="Liberation Serif" fo:font-size="12pt" fo:letter-spacing="normal" fo:font-style="normal" fo:font-weight="normal" officeooo:rsid="00f1de68" officeooo:paragraph-rsid="00f1de68" style:font-size-asian="12pt" style:font-size-complex="12pt"/>
    </style:style>
    <style:style style:name="P99" style:family="paragraph" style:parent-style-name="Text_20_body">
      <style:text-properties fo:font-variant="normal" fo:text-transform="none" fo:color="#1c1e21" loext:opacity="100%" style:font-name="Liberation Serif" fo:font-size="12pt" fo:letter-spacing="normal" fo:font-style="normal" fo:font-weight="normal" officeooo:rsid="00f474fb" officeooo:paragraph-rsid="00f474fb" style:font-size-asian="12pt" style:font-size-complex="12pt"/>
    </style:style>
    <style:style style:name="P100" style:family="paragraph" style:parent-style-name="Text_20_body">
      <style:text-properties officeooo:rsid="006a796a" officeooo:paragraph-rsid="00f5ce1b"/>
    </style:style>
    <style:style style:name="P101" style:family="paragraph" style:parent-style-name="Text_20_body">
      <style:text-properties officeooo:rsid="004be55b" officeooo:paragraph-rsid="00f5ce1b"/>
    </style:style>
    <style:style style:name="P102" style:family="paragraph" style:parent-style-name="Text_20_body" style:list-style-name="L4">
      <style:text-properties officeooo:rsid="004be55b" officeooo:paragraph-rsid="00f5ce1b"/>
    </style:style>
    <style:style style:name="P103" style:family="paragraph" style:parent-style-name="Text_20_body">
      <style:text-properties officeooo:rsid="003c023f" officeooo:paragraph-rsid="00f5ce1b"/>
    </style:style>
    <style:style style:name="P104" style:family="paragraph" style:parent-style-name="Text_20_body">
      <style:text-properties officeooo:rsid="00345955" officeooo:paragraph-rsid="00f5ce1b"/>
    </style:style>
    <style:style style:name="P105" style:family="paragraph" style:parent-style-name="Text_20_body">
      <style:text-properties officeooo:rsid="003835e7" officeooo:paragraph-rsid="00f5ce1b"/>
    </style:style>
    <style:style style:name="P106" style:family="paragraph" style:parent-style-name="Text_20_body">
      <style:text-properties officeooo:rsid="00381d17" officeooo:paragraph-rsid="00f5ce1b"/>
    </style:style>
    <style:style style:name="P107" style:family="paragraph" style:parent-style-name="Text_20_body" style:list-style-name="L4">
      <style:text-properties officeooo:paragraph-rsid="00f5ce1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21d94" style:font-style-asian="normal" style:font-style-complex="normal"/>
    </style:style>
    <style:style style:name="T3" style:family="text">
      <style:text-properties fo:font-style="normal" officeooo:rsid="0023afcf" style:font-style-asian="normal" style:font-style-complex="normal"/>
    </style:style>
    <style:style style:name="T4" style:family="text">
      <style:text-properties fo:font-style="normal" officeooo:rsid="004519dc" style:font-style-asian="normal" style:font-style-complex="normal"/>
    </style:style>
    <style:style style:name="T5" style:family="text">
      <style:text-properties fo:font-style="normal" officeooo:rsid="00722256" style:font-style-asian="normal" style:font-style-complex="normal"/>
    </style:style>
    <style:style style:name="T6" style:family="text">
      <style:text-properties fo:font-style="normal" officeooo:rsid="0092d6bd" style:font-style-asian="normal" style:font-style-complex="normal"/>
    </style:style>
    <style:style style:name="T7" style:family="text">
      <style:text-properties fo:font-style="normal" officeooo:rsid="00975970" style:font-style-asian="normal" style:font-style-complex="normal"/>
    </style:style>
    <style:style style:name="T8" style:family="text">
      <style:text-properties fo:font-style="normal" officeooo:rsid="00aa7aa9" style:font-style-asian="normal" style:font-style-complex="normal"/>
    </style:style>
    <style:style style:name="T9" style:family="text">
      <style:text-properties fo:font-style="normal" officeooo:rsid="00aebee4" style:font-style-asian="normal" style:font-style-complex="normal"/>
    </style:style>
    <style:style style:name="T10" style:family="text">
      <style:text-properties fo:font-style="normal" officeooo:rsid="00b21e16" style:font-style-asian="normal" style:font-style-complex="normal"/>
    </style:style>
    <style:style style:name="T11" style:family="text">
      <style:text-properties fo:font-style="normal" officeooo:rsid="00b223f2" style:font-style-asian="normal" style:font-style-complex="normal"/>
    </style:style>
    <style:style style:name="T12" style:family="text">
      <style:text-properties fo:font-style="normal" officeooo:rsid="00b5fe0e" style:font-style-asian="normal" style:font-style-complex="normal"/>
    </style:style>
    <style:style style:name="T13" style:family="text">
      <style:text-properties fo:font-style="normal" officeooo:rsid="00b71a5b" style:font-style-asian="normal" style:font-style-complex="normal"/>
    </style:style>
    <style:style style:name="T14" style:family="text">
      <style:text-properties fo:font-style="normal" officeooo:rsid="00a95723" style:font-style-asian="normal" style:font-style-complex="normal"/>
    </style:style>
    <style:style style:name="T15" style:family="text">
      <style:text-properties fo:font-style="normal" officeooo:rsid="00be052b" style:font-style-asian="normal" style:font-style-complex="normal"/>
    </style:style>
    <style:style style:name="T16" style:family="text">
      <style:text-properties fo:font-style="normal" officeooo:rsid="008e4554" style:font-style-asian="normal" style:font-style-complex="normal"/>
    </style:style>
    <style:style style:name="T17" style:family="text">
      <style:text-properties fo:font-style="normal" officeooo:rsid="00cff407" style:font-style-asian="normal" style:font-style-complex="normal"/>
    </style:style>
    <style:style style:name="T18" style:family="text">
      <style:text-properties fo:font-style="normal" officeooo:rsid="00d6e3a0" style:font-style-asian="normal" style:font-style-complex="normal"/>
    </style:style>
    <style:style style:name="T19" style:family="text">
      <style:text-properties fo:font-style="normal" officeooo:rsid="00eacb6e" style:font-style-asian="normal" style:font-style-complex="normal"/>
    </style:style>
    <style:style style:name="T20" style:family="text">
      <style:text-properties fo:font-style="normal" officeooo:rsid="00ec2921" style:font-style-asian="normal" style:font-style-complex="normal"/>
    </style:style>
    <style:style style:name="T21" style:family="text">
      <style:text-properties fo:font-style="normal" officeooo:rsid="00ee74e6" style:font-style-asian="normal" style:font-style-complex="normal"/>
    </style:style>
    <style:style style:name="T22" style:family="text">
      <style:text-properties fo:font-style="normal" officeooo:rsid="003d364f" style:font-style-asian="normal" style:font-style-complex="normal"/>
    </style:style>
    <style:style style:name="T23" style:family="text">
      <style:text-properties fo:font-style="normal" officeooo:rsid="003e7f90" style:font-style-asian="normal" style:font-style-complex="normal"/>
    </style:style>
    <style:style style:name="T24" style:family="text">
      <style:text-properties fo:font-style="normal" officeooo:rsid="0048df8e" style:font-style-asian="normal" style:font-style-complex="normal"/>
    </style:style>
    <style:style style:name="T25" style:family="text">
      <style:text-properties officeooo:rsid="0025b62c"/>
    </style:style>
    <style:style style:name="T26" style:family="text">
      <style:text-properties officeooo:rsid="002981c9"/>
    </style:style>
    <style:style style:name="T27" style:family="text">
      <style:text-properties officeooo:rsid="002ae2ab"/>
    </style:style>
    <style:style style:name="T28" style:family="text">
      <style:text-properties officeooo:rsid="002da062"/>
    </style:style>
    <style:style style:name="T29" style:family="text">
      <style:text-properties officeooo:rsid="0031a813"/>
    </style:style>
    <style:style style:name="T30" style:family="text">
      <style:text-properties officeooo:rsid="00320cd4"/>
    </style:style>
    <style:style style:name="T31" style:family="text">
      <style:text-properties officeooo:rsid="0033a181"/>
    </style:style>
    <style:style style:name="T32" style:family="text">
      <style:text-properties officeooo:rsid="003512ec"/>
    </style:style>
    <style:style style:name="T33" style:family="text">
      <style:text-properties officeooo:rsid="003615fa"/>
    </style:style>
    <style:style style:name="T34" style:family="text">
      <style:text-properties officeooo:rsid="003965a3"/>
    </style:style>
    <style:style style:name="T35" style:family="text">
      <style:text-properties officeooo:rsid="003b3738"/>
    </style:style>
    <style:style style:name="T36" style:family="text">
      <style:text-properties officeooo:rsid="003c4fa0"/>
    </style:style>
    <style:style style:name="T37" style:family="text">
      <style:text-properties officeooo:rsid="003e1268"/>
    </style:style>
    <style:style style:name="T38" style:family="text">
      <style:text-properties officeooo:rsid="003f3013"/>
    </style:style>
    <style:style style:name="T39" style:family="text">
      <style:text-properties officeooo:rsid="00411f48"/>
    </style:style>
    <style:style style:name="T40" style:family="text">
      <style:text-properties officeooo:rsid="0043c172"/>
    </style:style>
    <style:style style:name="T41" style:family="text">
      <style:text-properties officeooo:rsid="0048120c"/>
    </style:style>
    <style:style style:name="T42" style:family="text">
      <style:text-properties officeooo:rsid="0049a53b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01f5064"/>
    </style:style>
    <style:style style:name="T45" style:family="text">
      <style:text-properties fo:language="en" fo:country="US" officeooo:rsid="005025af"/>
    </style:style>
    <style:style style:name="T46" style:family="text">
      <style:text-properties fo:language="en" fo:country="US" officeooo:rsid="00533a98"/>
    </style:style>
    <style:style style:name="T47" style:family="text">
      <style:text-properties fo:language="en" fo:country="US" officeooo:rsid="006fef8a"/>
    </style:style>
    <style:style style:name="T48" style:family="text">
      <style:text-properties fo:language="en" fo:country="US" officeooo:rsid="0079cd1d"/>
    </style:style>
    <style:style style:name="T49" style:family="text">
      <style:text-properties fo:language="en" fo:country="US" officeooo:rsid="00846a6e"/>
    </style:style>
    <style:style style:name="T50" style:family="text">
      <style:text-properties fo:language="en" fo:country="US" officeooo:rsid="0088c765"/>
    </style:style>
    <style:style style:name="T51" style:family="text">
      <style:text-properties fo:language="en" fo:country="US" officeooo:rsid="008b4eda"/>
    </style:style>
    <style:style style:name="T52" style:family="text">
      <style:text-properties fo:language="en" fo:country="US" fo:font-style="italic" style:font-style-asian="italic" style:font-style-complex="italic"/>
    </style:style>
    <style:style style:name="T53" style:family="text">
      <style:text-properties fo:language="en" fo:country="US" fo:font-style="italic" officeooo:rsid="006fef8a" style:font-style-asian="italic" style:font-style-complex="italic"/>
    </style:style>
    <style:style style:name="T54" style:family="text">
      <style:text-properties fo:language="en" fo:country="US" fo:font-style="italic" officeooo:rsid="00af1cb4" style:font-style-asian="italic" style:font-style-complex="italic"/>
    </style:style>
    <style:style style:name="T55" style:family="text">
      <style:text-properties fo:language="en" fo:country="US" officeooo:rsid="009b8231"/>
    </style:style>
    <style:style style:name="T56" style:family="text">
      <style:text-properties fo:language="en" fo:country="US" officeooo:rsid="00c6bc1a"/>
    </style:style>
    <style:style style:name="T57" style:family="text">
      <style:text-properties fo:language="en" fo:country="US" officeooo:rsid="0031a813"/>
    </style:style>
    <style:style style:name="T58" style:family="text">
      <style:text-properties officeooo:rsid="004b2f2f"/>
    </style:style>
    <style:style style:name="T59" style:family="text">
      <style:text-properties officeooo:rsid="004bbf48"/>
    </style:style>
    <style:style style:name="T60" style:family="text">
      <style:text-properties officeooo:rsid="004ce134"/>
    </style:style>
    <style:style style:name="T61" style:family="text">
      <style:text-properties officeooo:rsid="004eafd2"/>
    </style:style>
    <style:style style:name="T62" style:family="text">
      <style:text-properties officeooo:rsid="004fe906"/>
    </style:style>
    <style:style style:name="T63" style:family="text">
      <style:text-properties officeooo:rsid="00533a98"/>
    </style:style>
    <style:style style:name="T64" style:family="text">
      <style:text-properties officeooo:rsid="0054b0f9"/>
    </style:style>
    <style:style style:name="T65" style:family="text">
      <style:text-properties officeooo:rsid="005618b2"/>
    </style:style>
    <style:style style:name="T66" style:family="text">
      <style:text-properties officeooo:rsid="005fb8e2"/>
    </style:style>
    <style:style style:name="T67" style:family="text">
      <style:text-properties officeooo:rsid="005fd167"/>
    </style:style>
    <style:style style:name="T68" style:family="text">
      <style:text-properties officeooo:rsid="00611501"/>
    </style:style>
    <style:style style:name="T69" style:family="text">
      <style:text-properties officeooo:rsid="00643b2f"/>
    </style:style>
    <style:style style:name="T70" style:family="text">
      <style:text-properties officeooo:rsid="0065a432"/>
    </style:style>
    <style:style style:name="T71" style:family="text">
      <style:text-properties officeooo:rsid="00673c35"/>
    </style:style>
    <style:style style:name="T72" style:family="text">
      <style:text-properties officeooo:rsid="0067cc17"/>
    </style:style>
    <style:style style:name="T73" style:family="text">
      <style:text-properties officeooo:rsid="006838a6"/>
    </style:style>
    <style:style style:name="T74" style:family="text">
      <style:text-properties officeooo:rsid="006b4ad2"/>
    </style:style>
    <style:style style:name="T75" style:family="text">
      <style:text-properties officeooo:rsid="006c05fa"/>
    </style:style>
    <style:style style:name="T76" style:family="text">
      <style:text-properties officeooo:rsid="006df6f4"/>
    </style:style>
    <style:style style:name="T77" style:family="text">
      <style:text-properties officeooo:rsid="00722256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officeooo:rsid="00722256" style:font-style-asian="italic" style:font-style-complex="italic"/>
    </style:style>
    <style:style style:name="T80" style:family="text">
      <style:text-properties fo:font-style="italic" officeooo:rsid="00b08c7c" style:font-style-asian="italic" style:font-style-complex="italic"/>
    </style:style>
    <style:style style:name="T81" style:family="text">
      <style:text-properties fo:font-style="italic" officeooo:rsid="00c227ee" style:font-style-asian="italic" style:font-style-complex="italic"/>
    </style:style>
    <style:style style:name="T82" style:family="text">
      <style:text-properties officeooo:rsid="00763fc9"/>
    </style:style>
    <style:style style:name="T83" style:family="text">
      <style:text-properties officeooo:rsid="0079cd1d"/>
    </style:style>
    <style:style style:name="T84" style:family="text">
      <style:text-properties officeooo:rsid="007e87e5"/>
    </style:style>
    <style:style style:name="T85" style:family="text">
      <style:text-properties officeooo:rsid="007ef2d7"/>
    </style:style>
    <style:style style:name="T86" style:family="text">
      <style:text-properties officeooo:rsid="0080a2ab"/>
    </style:style>
    <style:style style:name="T87" style:family="text">
      <style:text-properties officeooo:rsid="0081687a"/>
    </style:style>
    <style:style style:name="T88" style:family="text">
      <style:text-properties officeooo:rsid="00846a6e"/>
    </style:style>
    <style:style style:name="T89" style:family="text">
      <style:text-properties officeooo:rsid="00898881"/>
    </style:style>
    <style:style style:name="T90" style:family="text">
      <style:text-properties officeooo:rsid="008b4eda"/>
    </style:style>
    <style:style style:name="T91" style:family="text">
      <style:text-properties officeooo:rsid="008c356d"/>
    </style:style>
    <style:style style:name="T92" style:family="text">
      <style:text-properties officeooo:rsid="008e4554"/>
    </style:style>
    <style:style style:name="T93" style:family="text">
      <style:text-properties officeooo:rsid="009817ce"/>
    </style:style>
    <style:style style:name="T94" style:family="text">
      <style:text-properties officeooo:rsid="009b8231"/>
    </style:style>
    <style:style style:name="T95" style:family="text">
      <style:text-properties officeooo:rsid="00a1401b"/>
    </style:style>
    <style:style style:name="T96" style:family="text">
      <style:text-properties officeooo:rsid="00a3e1a7"/>
    </style:style>
    <style:style style:name="T97" style:family="text">
      <style:text-properties officeooo:rsid="00a5544d"/>
    </style:style>
    <style:style style:name="T98" style:family="text">
      <style:text-properties officeooo:rsid="00a694a5"/>
    </style:style>
    <style:style style:name="T99" style:family="text">
      <style:text-properties officeooo:rsid="00b08c7c"/>
    </style:style>
    <style:style style:name="T100" style:family="text">
      <style:text-properties officeooo:rsid="00b2f698"/>
    </style:style>
    <style:style style:name="T101" style:family="text">
      <style:text-properties officeooo:rsid="00bba058"/>
    </style:style>
    <style:style style:name="T102" style:family="text">
      <style:text-properties officeooo:rsid="00c0ac40"/>
    </style:style>
    <style:style style:name="T103" style:family="text">
      <style:text-properties officeooo:rsid="00c66c81"/>
    </style:style>
    <style:style style:name="T104" style:family="text">
      <style:text-properties officeooo:rsid="00cdd3f4"/>
    </style:style>
    <style:style style:name="T105" style:family="text">
      <style:text-properties officeooo:rsid="00cf0d38"/>
    </style:style>
    <style:style style:name="T106" style:family="text">
      <style:text-properties officeooo:rsid="00d8d22a"/>
    </style:style>
    <style:style style:name="T107" style:family="text">
      <style:text-properties officeooo:rsid="00da9c27"/>
    </style:style>
    <style:style style:name="T108" style:family="text">
      <style:text-properties officeooo:rsid="00ddd650"/>
    </style:style>
    <style:style style:name="T109" style:family="text">
      <style:text-properties officeooo:rsid="00e1a126"/>
    </style:style>
    <style:style style:name="T110" style:family="text">
      <style:text-properties officeooo:rsid="00e4b664"/>
    </style:style>
    <style:style style:name="T111" style:family="text">
      <style:text-properties officeooo:rsid="008753cf"/>
    </style:style>
    <style:style style:name="T112" style:family="text">
      <style:text-properties officeooo:rsid="00f08c22"/>
    </style:style>
    <style:style style:name="T113" style:family="text">
      <style:text-properties officeooo:rsid="00f10bdf"/>
    </style:style>
    <style:style style:name="T114" style:family="text">
      <style:text-properties fo:font-variant="normal" fo:text-transform="none" fo:color="#1c1e21" loext:opacity="100%" style:font-name="Liberation Serif" fo:font-size="12pt" fo:letter-spacing="normal" fo:font-style="normal" fo:font-weight="normal" style:font-size-asian="12pt" style:font-size-complex="12pt"/>
    </style:style>
    <style:style style:name="T115" style:family="text">
      <style:text-properties fo:font-variant="normal" fo:text-transform="none" fo:color="#1c1e21" loext:opacity="100%" style:font-name="Liberation Serif" fo:font-size="12pt" fo:letter-spacing="normal" fo:font-style="normal" fo:font-weight="normal" officeooo:rsid="00f59287" style:font-size-asian="12pt" style:font-size-complex="12pt"/>
    </style:style>
    <style:style style:name="T116" style:family="text">
      <style:text-properties style:font-name="Liberation Serif" fo:font-size="12pt" officeooo:rsid="00f10bdf" style:font-size-asian="12pt" style:font-size-complex="12pt"/>
    </style:style>
    <style:style style:name="T117" style:family="text">
      <style:text-properties officeooo:rsid="00f3fc1c"/>
    </style:style>
    <style:style style:name="T118" style:family="text">
      <style:text-properties officeooo:rsid="00f45ad4"/>
    </style:style>
    <style:style style:name="T119" style:family="text">
      <style:text-properties officeooo:rsid="00507acf"/>
    </style:style>
    <style:style style:name="T120" style:family="text">
      <style:text-properties officeooo:rsid="003dcc1c"/>
    </style:style>
    <style:style style:name="T121" style:family="text">
      <style:text-properties officeooo:rsid="003e7f90"/>
    </style:style>
    <style:style style:name="T122" style:family="text">
      <style:text-properties officeooo:rsid="004ddaeb"/>
    </style:style>
    <style:style style:name="T123" style:family="text">
      <style:text-properties officeooo:rsid="003a33be"/>
    </style:style>
    <style:style style:name="T124" style:family="text">
      <style:text-properties officeooo:rsid="00361da1"/>
    </style:style>
    <style:style style:name="T125" style:family="text">
      <style:text-properties officeooo:rsid="004f1cc3"/>
    </style:style>
    <style:style style:name="T126" style:family="text">
      <style:text-properties officeooo:rsid="0038fc94"/>
    </style:style>
    <style:style style:name="T127" style:family="text">
      <style:text-properties officeooo:rsid="0040392b"/>
    </style:style>
    <style:style style:name="T128" style:family="text">
      <style:text-properties officeooo:rsid="003835e7"/>
    </style:style>
    <style:style style:name="T129" style:family="text">
      <style:text-properties officeooo:rsid="001f8f1e"/>
    </style:style>
    <style:style style:name="T130" style:family="text">
      <style:text-properties officeooo:rsid="0041d20b"/>
    </style:style>
    <style:style style:name="T131" style:family="text">
      <style:text-properties officeooo:rsid="002adbfb"/>
    </style:style>
    <style:style style:name="T132" style:family="text">
      <style:text-properties officeooo:rsid="002cc5e4"/>
    </style:style>
    <style:style style:name="T133" style:family="text">
      <style:text-properties officeooo:rsid="00f7496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tracked-changes>
        <text:changed-region xml:id="ct107671160457152" text:id="ct107671160457152">
          <text:insertion>
            <office:change-info>
              <dc:creator>Unknown Author</dc:creator>
              <dc:date>2024-07-06T18:54:08</dc:date>
            </office:change-info>
          </text:insertion>
        </text:changed-region>
        <text:changed-region xml:id="ct107671156382752" text:id="ct107671156382752">
          <text:format-change>
            <office:change-info>
              <dc:creator>Unknown Author</dc:creator>
              <dc:date>2024-07-04T15:17:51</dc:date>
            </office:change-info>
          </text:format-change>
        </text:changed-region>
        <text:changed-region xml:id="ct107671156363024" text:id="ct107671156363024">
          <text:deletion>
            <office:change-info>
              <dc:creator>Unknown Author</dc:creator>
              <dc:date>2024-07-04T15:23:38</dc:date>
            </office:change-info>
            <text:p text:style-name="P7"><text:span text:style-name="T91">and</text:span></text:p>
          </text:deletion>
        </text:changed-region>
        <text:changed-region xml:id="ct107671155068672" text:id="ct107671155068672">
          <text:insertion>
            <office:change-info>
              <dc:creator>Unknown Author</dc:creator>
              <dc:date>2024-07-04T15:23:39</dc:date>
            </office:change-info>
          </text:insertion>
        </text:changed-region>
        <text:changed-region xml:id="ct107671209632352" text:id="ct107671209632352">
          <text:deletion>
            <office:change-info>
              <dc:creator>Unknown Author</dc:creator>
              <dc:date>2024-07-06T17:56:23</dc:date>
            </office:change-info>
            <text:p text:style-name="P46"><text:span text:style-name="T1">Canister</text:span></text:p>
          </text:deletion>
        </text:changed-region>
        <text:changed-region xml:id="ct107671209634352" text:id="ct107671209634352">
          <text:deletion>
            <office:change-info>
              <dc:creator>Unknown Author</dc:creator>
              <dc:date>2024-07-06T17:56:31</dc:date>
            </office:change-info>
            <text:p text:style-name="P46"><text:span text:style-name="T1">canister: Principal, </text:span></text:p>
          </text:deletion>
        </text:changed-region>
        <text:changed-region xml:id="ct107671209645408" text:id="ct107671209645408">
          <text:insertion>
            <office:change-info>
              <dc:creator>Unknown Author</dc:creator>
              <dc:date>2024-07-04T15:38:13</dc:date>
            </office:change-info>
          </text:insertion>
        </text:changed-region>
        <text:changed-region xml:id="ct107671209648864" text:id="ct107671209648864">
          <text:insertion>
            <office:change-info>
              <dc:creator>Unknown Author</dc:creator>
              <dc:date>2024-07-04T15:38:35</dc:date>
            </office:change-info>
          </text:insertion>
        </text:changed-region>
        <text:changed-region xml:id="ct107671209650560" text:id="ct107671209650560">
          <text:insertion>
            <office:change-info>
              <dc:creator>Unknown Author</dc:creator>
              <dc:date>2024-07-06T10:32:13</dc:date>
            </office:change-info>
          </text:insertion>
        </text:changed-region>
        <text:changed-region xml:id="ct107671204976128" text:id="ct107671204976128">
          <text:deletion>
            <office:change-info>
              <dc:creator>Unknown Author</dc:creator>
              <dc:date>2024-07-04T15:28:20</dc:date>
            </office:change-info>
            <text:p text:style-name="P86">query <text:span text:style-name="T84">func </text:span>isPackageInstalled(name: PackageName): <text:span text:style-name="T94">async </text:span>Bool;</text:p>
            <text:p text:style-name="P87">query func </text:p>
          </text:deletion>
        </text:changed-region>
        <text:changed-region xml:id="ct107671209711808" text:id="ct107671209711808">
          <text:deletion>
            <office:change-info>
              <dc:creator>Unknown Author</dc:creator>
              <dc:date>2024-07-04T15:25:04</dc:date>
            </office:change-info>
            <text:p text:style-name="P87">p</text:p>
          </text:deletion>
        </text:changed-region>
        <text:changed-region xml:id="ct107671209712096" text:id="ct107671209712096">
          <text:deletion>
            <office:change-info>
              <dc:creator>Unknown Author</dc:creator>
              <dc:date>2024-07-04T15:28:20</dc:date>
            </office:change-info>
            <text:p text:style-name="P87">ackagesByFunction(function: Text): <text:span text:style-name="T94">async </text:span>[<text:span text:style-name="T63">(PackageName</text:span>, <text:span text:style-name="T63">Version)</text:span>];</text:p>
          </text:deletion>
        </text:changed-region>
        <text:changed-region xml:id="ct107671209698896" text:id="ct107671209698896">
          <text:deletion>
            <office:change-info>
              <dc:creator>Unknown Author</dc:creator>
              <dc:date>2024-07-04T15:25:12</dc:date>
            </office:change-info>
            <text:p text:style-name="P87"><text:s/>// <text:span text:style-name="T111">only among installed</text:span></text:p>
          </text:deletion>
        </text:changed-region>
        <text:changed-region xml:id="ct107671209675776" text:id="ct107671209675776">
          <text:deletion>
            <office:change-info>
              <dc:creator>Unknown Author</dc:creator>
              <dc:date>2024-07-04T15:28:20</dc:date>
            </office:change-info>
            <text:p text:style-name="P87"/>
            <text:p text:style-name="P85"/>
          </text:deletion>
        </text:changed-region>
        <text:changed-region xml:id="ct107671209713024" text:id="ct107671209713024">
          <text:deletion>
            <office:change-info>
              <dc:creator>Unknown Author</dc:creator>
              <dc:date>2024-07-04T15:25:49</dc:date>
            </office:change-info>
            <text:p text:style-name="P10">public </text:p>
          </text:deletion>
        </text:changed-region>
        <text:changed-region xml:id="ct107671209714224" text:id="ct107671209714224">
          <text:insertion>
            <office:change-info>
              <dc:creator>Unknown Author</dc:creator>
              <dc:date>2024-07-04T15:33:18</dc:date>
            </office:change-info>
          </text:insertion>
        </text:changed-region>
        <text:changed-region xml:id="ct107671209716640" text:id="ct107671209716640">
          <text:insertion>
            <office:change-info>
              <dc:creator>Unknown Author</dc:creator>
              <dc:date>2024-07-04T15:25:44</dc:date>
            </office:change-info>
          </text:insertion>
        </text:changed-region>
        <text:changed-region xml:id="ct107671209716928" text:id="ct107671209716928">
          <text:deletion>
            <office:change-info>
              <dc:creator>Unknown Author</dc:creator>
              <dc:date>2024-07-04T15:27:01</dc:date>
            </office:change-info>
            <text:p text:style-name="P16"/>
            <text:p text:style-name="P16"/>
          </text:deletion>
        </text:changed-region>
        <text:changed-region xml:id="ct107671209720880" text:id="ct107671209720880">
          <text:insertion>
            <office:change-info>
              <dc:creator>Unknown Author</dc:creator>
              <dc:date>2024-07-04T15:42:18</dc:date>
            </office:change-info>
          </text:insertion>
        </text:changed-region>
        <text:changed-region xml:id="ct107671209717600" text:id="ct107671209717600">
          <text:insertion>
            <office:change-info>
              <dc:creator>Unknown Author</dc:creator>
              <dc:date>2024-07-06T19:32:41</dc:date>
            </office:change-info>
          </text:insertion>
        </text:changed-region>
        <text:changed-region xml:id="ct107671209718240" text:id="ct107671209718240">
          <text:deletion>
            <office:change-info>
              <dc:creator>Unknown Author</dc:creator>
              <dc:date>2024-07-06T19:34:29</dc:date>
            </office:change-info>
            <text:p text:style-name="P17">user: Principal, previousCanisters: [Principal], <text:span text:style-name="T61">packageMan</text:span><text:span text:style-name="T70">a</text:span><text:span text:style-name="T61">ger: Principal</text:span></text:p>
          </text:deletion>
        </text:changed-region>
        <text:changed-region xml:id="ct107671209750800" text:id="ct107671209750800">
          <text:insertion>
            <office:change-info>
              <dc:creator>Unknown Author</dc:creator>
              <dc:date>2024-07-06T19:34:29</dc:date>
            </office:change-info>
          </text:insertion>
        </text:changed-region>
        <text:changed-region xml:id="ct107671209723696" text:id="ct107671209723696">
          <text:deletion>
            <office:change-info>
              <dc:creator>Unknown Author</dc:creator>
              <dc:date>2024-07-04T15:34:28</dc:date>
            </office:change-info>
            <text:p text:style-name="P12"><text:s/><text:span text:style-name="T92">(TODO: User to delegate such operations to somebody other (“admin”).)</text:span></text:p>
          </text:deletion>
        </text:changed-region>
        <text:changed-region xml:id="ct107671209764848" text:id="ct107671209764848">
          <text:insertion>
            <office:change-info>
              <dc:creator>Unknown Author</dc:creator>
              <dc:date>2024-07-04T15:42:56</dc:date>
            </office:change-info>
          </text:insertion>
        </text:changed-region>
        <text:changed-region xml:id="ct107671209644592" text:id="ct107671209644592">
          <text:insertion>
            <office:change-info>
              <dc:creator>Unknown Author</dc:creator>
              <dc:date>2024-07-04T15:27:56</dc:date>
            </office:change-info>
          </text:insertion>
        </text:changed-region>
        <text:changed-region xml:id="ct107671209775504" text:id="ct107671209775504">
          <text:deletion>
            <office:change-info>
              <dc:creator>Unknown Author</dc:creator>
              <dc:date>2024-07-04T15:29:25</dc:date>
            </office:change-info>
            <text:p text:style-name="P22">Istructured</text:p>
          </text:deletion>
        </text:changed-region>
        <text:changed-region xml:id="ct107671209795520" text:id="ct107671209795520">
          <text:deletion>
            <office:change-info>
              <dc:creator>Unknown Author</dc:creator>
              <dc:date>2024-07-04T15:29:31</dc:date>
            </office:change-info>
            <text:p text:style-name="P22">Text</text:p>
          </text:deletion>
        </text:changed-region>
        <text:changed-region xml:id="ct107671209796480" text:id="ct107671209796480">
          <text:insertion>
            <office:change-info>
              <dc:creator>Unknown Author</dc:creator>
              <dc:date>2024-07-04T15:29:31</dc:date>
            </office:change-info>
          </text:insertion>
        </text:changed-region>
        <text:changed-region xml:id="ct107671209818704" text:id="ct107671209818704">
          <text:insertion>
            <office:change-info>
              <dc:creator>Unknown Author</dc:creator>
              <dc:date>2024-07-04T15:44:53</dc:date>
            </office:change-info>
          </text:insertion>
        </text:changed-region>
        <text:changed-region xml:id="ct107671209762128" text:id="ct107671209762128">
          <text:insertion>
            <office:change-info>
              <dc:creator>Unknown Author</dc:creator>
              <dc:date>2024-07-04T15:45:07</dc:date>
            </office:change-info>
          </text:insertion>
        </text:changed-region>
        <text:changed-region xml:id="ct107671209834832" text:id="ct107671209834832">
          <text:deletion>
            <office:change-info>
              <dc:creator>Unknown Author</dc:creator>
              <dc:date>2024-07-04T15:47:12</dc:date>
            </office:change-info>
            <text:p text:style-name="P23">Usually c</text:p>
          </text:deletion>
        </text:changed-region>
        <text:changed-region xml:id="ct107671209835792" text:id="ct107671209835792">
          <text:insertion>
            <office:change-info>
              <dc:creator>Unknown Author</dc:creator>
              <dc:date>2024-07-04T15:47:12</dc:date>
            </office:change-info>
          </text:insertion>
        </text:changed-region>
        <text:changed-region xml:id="ct107671209836080" text:id="ct107671209836080">
          <text:deletion>
            <office:change-info>
              <dc:creator>Unknown Author</dc:creator>
              <dc:date>2024-07-04T15:46:50</dc:date>
            </office:change-info>
            <text:p text:style-name="P23">our user <text:span text:style-name="T60">or </text:span></text:p>
          </text:deletion>
        </text:changed-region>
        <text:changed-region xml:id="ct107671209837040" text:id="ct107671209837040">
          <text:deletion>
            <office:change-info>
              <dc:creator>Unknown Author</dc:creator>
              <dc:date>2024-07-04T15:47:17</dc:date>
            </office:change-info>
            <text:p text:style-name="P23"><text:s/>May trap if cannot.</text:p>
          </text:deletion>
        </text:changed-region>
        <text:changed-region xml:id="ct107671209842608" text:id="ct107671209842608">
          <text:deletion>
            <office:change-info>
              <dc:creator>Unknown Author</dc:creator>
              <dc:date>2024-07-04T15:47:43</dc:date>
            </office:change-info>
            <text:p text:style-name="P29">our user and </text:p>
          </text:deletion>
        </text:changed-region>
        <text:changed-region xml:id="ct107671209866192" text:id="ct107671209866192">
          <text:insertion>
            <office:change-info>
              <dc:creator>Unknown Author</dc:creator>
              <dc:date>2024-07-04T15:50:15</dc:date>
            </office:change-info>
          </text:insertion>
        </text:changed-region>
        <text:changed-region xml:id="ct107671276914768" text:id="ct107671276914768">
          <text:deletion>
            <office:change-info>
              <dc:creator>Unknown Author</dc:creator>
              <loext:move-id>3</loext:move-id>
              <dc:date>2024-08-27T19:03:02</dc:date>
            </office:change-info>
            <text:h text:style-name="P74" text:outline-level="1">Possible future features</text:h>
            <text:h text:style-name="P76" text:outline-level="1"/>
          </text:deletion>
        </text:changed-region>
        <text:changed-region xml:id="ct107671200664944" text:id="ct107671200664944">
          <text:insertion>
            <office:change-info>
              <dc:creator>Unknown Author</dc:creator>
              <dc:date>2024-08-27T19:03:04</dc:date>
            </office:change-info>
          </text:insertion>
        </text:changed-region>
        <text:changed-region xml:id="ct107671273640768" text:id="ct107671273640768">
          <text:insertion>
            <office:change-info>
              <dc:creator>Unknown Author</dc:creator>
              <loext:move-id>2</loext:move-id>
              <dc:date>2024-08-27T19:03:02</dc:date>
            </office:change-info>
          </text:insertion>
        </text:changed-region>
        <text:changed-region xml:id="ct107671276914480" text:id="ct107671276914480">
          <text:insertion>
            <office:change-info>
              <dc:creator>Unknown Author</dc:creator>
              <loext:move-id>3</loext:move-id>
              <dc:date>2024-08-27T19:03:02</dc:date>
            </office:change-info>
          </text:insertion>
        </text:changed-region>
        <text:changed-region xml:id="ct107671209863296" text:id="ct107671209863296">
          <text:insertion>
            <office:change-info>
              <dc:creator>Unknown Author</dc:creator>
              <dc:date>2024-07-04T15:34:34</dc:date>
            </office:change-info>
          </text:insertion>
        </text:changed-region>
        <text:changed-region xml:id="ct107671209725040" text:id="ct107671209725040">
          <text:insertion>
            <office:change-info>
              <dc:creator>Unknown Author</dc:creator>
              <dc:date>2024-07-05T19:11:52</dc:date>
            </office:change-info>
          </text:insertion>
        </text:changed-region>
        <text:changed-region xml:id="ct107671209745008" text:id="ct107671209745008">
          <text:insertion>
            <office:change-info>
              <dc:creator>Unknown Author</dc:creator>
              <dc:date>2024-07-05T20:26:03</dc:date>
            </office:change-info>
          </text:insertion>
        </text:changed-region>
        <text:changed-region xml:id="ct107671209911952" text:id="ct107671209911952">
          <text:insertion>
            <office:change-info>
              <dc:creator>Unknown Author</dc:creator>
              <dc:date>2024-07-05T19:42:50</dc:date>
            </office:change-info>
          </text:insertion>
        </text:changed-region>
        <text:changed-region xml:id="ct107671209863920" text:id="ct107671209863920">
          <text:insertion>
            <office:change-info>
              <dc:creator>Unknown Author</dc:creator>
              <dc:date>2024-07-06T18:07:21</dc:date>
            </office:change-info>
          </text:insertion>
        </text:changed-region>
        <text:changed-region xml:id="ct107671209944128" text:id="ct107671209944128">
          <text:insertion>
            <office:change-info>
              <dc:creator>Unknown Author</dc:creator>
              <dc:date>2024-07-06T18:15:00</dc:date>
            </office:change-info>
          </text:insertion>
        </text:changed-region>
        <text:changed-region xml:id="ct107671209942112" text:id="ct107671209942112">
          <text:insertion>
            <office:change-info>
              <dc:creator>Unknown Author</dc:creator>
              <dc:date>2024-07-06T18:35:23</dc:date>
            </office:change-info>
          </text:insertion>
        </text:changed-region>
        <text:changed-region xml:id="ct107671209948224" text:id="ct107671209948224">
          <text:insertion>
            <office:change-info>
              <dc:creator>Unknown Author</dc:creator>
              <dc:date>2024-07-06T20:07:53</dc:date>
            </office:change-info>
          </text:insertion>
        </text:changed-region>
        <text:changed-region xml:id="ct107671209951984" text:id="ct107671209951984">
          <text:insertion>
            <office:change-info>
              <dc:creator>Unknown Author</dc:creator>
              <dc:date>2024-07-06T20:29:29</dc:date>
            </office:change-info>
          </text:insertion>
        </text:changed-region>
        <text:changed-region xml:id="ct107671209954224" text:id="ct107671209954224">
          <text:insertion>
            <office:change-info>
              <dc:creator>Unknown Author</dc:creator>
              <dc:date>2024-07-06T20:30:30</dc:date>
            </office:change-info>
          </text:insertion>
        </text:changed-region>
        <text:changed-region xml:id="ct107671209956880" text:id="ct107671209956880">
          <text:insertion>
            <office:change-info>
              <dc:creator>Unknown Author</dc:creator>
              <dc:date>2024-07-06T20:37:3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The canister management API<text:change-start text:change-id="ct107671160457152"/></text:p>
      <text:p text:style-name="P44">Remark: This may be outdated compared to the actual code. Refer to the code for the latest version.<text:change-end text:change-id="ct107671160457152"/></text:p>
      <text:p text:style-name="P31">TODO: Should we prefix all <text:span text:style-name="T71">use</text:span><text:span text:style-name="T85">r</text:span><text:span text:style-name="T71"> canister</text:span> <text:span text:style-name="T65">calls</text:span> with b44c4a9beec74e1c8a7acbe46256f92f_?</text:p>
      <text:p text:style-name="P33">We have <text:span text:style-name="T86">two</text:span> package management <text:span text:style-name="T102">related</text:span> canisters:</text:p>
      <text:list text:style-name="L1">
        <text:list-item>
          <text:p text:style-name="P96"><text:span text:style-name="T47">the (central) </text:span><text:span text:style-name="T53">repository</text:span></text:p>
        </text:list-item>
        <text:list-item>
          <text:p text:style-name="P97"><text:span text:style-name="T43">the </text:span><text:span text:style-name="T52">package manager</text:span><text:span text:style-name="T43"> (PM).</text:span></text:p>
        </text:list-item>
      </text:list>
      <text:p text:style-name="P63"><text:span text:style-name="T51">W</text:span><text:span text:style-name="T43">e also have blackholed </text:span><text:span text:style-name="T52">indirect calle</text:span><text:span text:style-name="T54">r</text:span><text:span text:style-name="T43"> canister.</text:span></text:p>
      <text:h text:style-name="P70" text:outline-level="1">The repository</text:h>
      <text:p text:style-name="P1">The repository is normally managed by a DAO <text:span text:style-name="T99">(so, we call the repository manager </text:span><text:change-start text:change-id="ct107671156382752"/><text:span text:style-name="T81">a</text:span><text:span text:style-name="T80"> </text:span><text:change-end text:change-id="ct107671156382752"/><text:span text:style-name="T80">DAO</text:span><text:span text:style-name="T99">)</text:span>.</text:p>
      <text:p text:style-name="P2">The repository manages a CanDB database of packages.</text:p>
      <text:p text:style-name="P2"><text:span text:style-name="T36">Real p</text:span>ackage’s properties:</text:p>
      <text:list text:style-name="L2">
        <text:list-item>
          <text:p text:style-name="P77">name</text:p>
        </text:list-item>
        <text:list-item>
          <text:p text:style-name="P79">version</text:p>
        </text:list-item>
        <text:list-item>
          <text:p text:style-name="P77">short description</text:p>
        </text:list-item>
        <text:list-item>
          <text:p text:style-name="P77">long description</text:p>
        </text:list-item>
        <text:list-item>
          <text:p text:style-name="P77"><text:span text:style-name="T27">array (for several canisters)</text:span><text:span text:style-name="T26"> of </text:span>WASM code<text:span text:style-name="T26">s</text:span></text:p>
        </text:list-item>
        <text:list-item>
          <text:p text:style-name="P77">list of dependencies</text:p>
        </text:list-item>
        <text:list-item>
          <text:p text:style-name="P81">list of functions provided (functions must not clash with package names)</text:p>
        </text:list-item>
        <text:list-item>
          <text:p text:style-name="P82">Mapping from permission name to <text:span text:style-name="T68">array of </text:span>pair<text:span text:style-name="T68">s</text:span> <text:span text:style-name="T68">[</text:span>(<text:span text:style-name="T68">P</text:span>rincipal, <text:span text:style-name="T68">M</text:span>ethod<text:span text:style-name="T68">N</text:span>ame)<text:span text:style-name="T68">]</text:span></text:p>
        </text:list-item>
      </text:list>
      <text:p text:style-name="P7"><text:span text:style-name="T78">Virtual package</text:span> <text:span text:style-name="T91">(package that provides one of several packages to choose from like Chrome </text:span><text:change text:change-id="ct107671156363024"/><text:change-start text:change-id="ct107671155068672"/><text:span text:style-name="T103">vs</text:span><text:change-end text:change-id="ct107671155068672"/><text:span text:style-name="T91"> Firefox) </text:span>properties:</text:p>
      <text:list text:style-name="L3">
        <text:list-item>
          <text:p text:style-name="P78">name</text:p>
        </text:list-item>
        <text:list-item>
          <text:p text:style-name="P80">version</text:p>
        </text:list-item>
        <text:list-item>
          <text:p text:style-name="P78">short description</text:p>
        </text:list-item>
        <text:list-item>
          <text:p text:style-name="P78">long description</text:p>
        </text:list-item>
        <text:list-item>
          <text:p text:style-name="P83">array of package names</text:p>
        </text:list-item>
      </text:list>
      <text:p text:style-name="P3">(name, version) is unique.</text:p>
      <text:h text:style-name="P72" text:outline-level="1">Indirect caller</text:h>
      <text:p text:style-name="P45">Indirect caller<text:span text:style-name="T1"> is a blackholed canister (to be installed on the user’s subnet) that has the method</text:span></text:p>
      <text:p text:style-name="P46"><text:span text:style-name="T1">public shared call</text:span><text:change text:change-id="ct107671209632352"/><text:span text:style-name="T1">(</text:span><text:change text:change-id="ct107671209634352"/><text:change-start text:change-id="ct107671209645408"/><text:span text:style-name="T18">methods: </text:span><text:span text:style-name="T20">[</text:span><text:span text:style-name="T18">{</text:span><text:span text:style-name="T1">canister: Principal; </text:span><text:span text:style-name="T18">name: </text:span><text:span text:style-name="T21">MethodName</text:span><text:span text:style-name="T18">; </text:span><text:change-end text:change-id="ct107671209645408"/><text:span text:style-name="T1">cbor: Blob</text:span><text:change-start text:change-id="ct107671209648864"/><text:span text:style-name="T18">}</text:span><text:change-end text:change-id="ct107671209648864"/><text:change-start text:change-id="ct107671209650560"/><text:span text:style-name="T20">]</text:span><text:change-end text:change-id="ct107671209650560"/><text:span text:style-name="T1">);</text:span></text:p>
      <text:p text:style-name="P45"><text:span text:style-name="T1">Note that it does not have a return value, </text:span><text:span text:style-name="T3">what means that control returns to the calling canister immediately, not waiting till the method executes</text:span><text:span text:style-name="T1">.</text:span></text:p>
      <text:p text:style-name="P45"><text:span text:style-name="T1">It calls the specified canister without the risk </text:span><text:span text:style-name="T4">of upgrades </text:span><text:span text:style-name="T1">to </text:span><text:span text:style-name="T2">get stalled </text:span><text:span text:style-name="T4">(it’s blackholed anyway)</text:span><text:span text:style-name="T2"> if the called canisters never returns.</text:span></text:p>
      <text:h text:style-name="P71" text:outline-level="1">Package manager</text:h>
      <text:p text:style-name="P47"><text:span text:style-name="T44">// </text:span><text:span text:style-name="T45">TODO: updating the packages.</text:span></text:p>
      <text:p text:style-name="P52"><text:span text:style-name="T45">t</text:span><text:span text:style-name="T43">ype PackageName = Text;</text:span></text:p>
      <text:p text:style-name="P52"><text:span text:style-name="T45">t</text:span><text:span text:style-name="T43">ype Version = Text;</text:span></text:p>
      <text:p text:style-name="P48"><text:span text:style-name="T45">t</text:span><text:span text:style-name="T43">ype <text:s/>PackageInfo = {<text:line-break/> <text:s/>// TODO<text:line-break/>};</text:span></text:p>
      <text:p text:style-name="P59"><text:span text:style-name="T43">type RepositoryIndexRO = actor</text:span><text:span text:style-name="T49"> {</text:span></text:p>
      <text:p text:style-name="P60"><text:span text:style-name="T49"><text:s text:c="4"/></text:span><text:span text:style-name="T55">query func getPartitions(): async [</text:span><text:span text:style-name="T48">Repository</text:span><text:span text:style-name="T49">PartitionRO</text:span><text:span text:style-name="T55">];</text:span></text:p>
      <text:p text:style-name="P39"><text:s text:c="4"/>query func getRepositoryName(): async Text;</text:p>
      <text:p text:style-name="P40">};</text:p>
      <text:p text:style-name="P57"><text:span text:style-name="T49">type </text:span><text:span text:style-name="T43">Repository</text:span><text:span text:style-name="T49">PartitionRO = </text:span><text:span text:style-name="T50">actor</text:span><text:span text:style-name="T49"> {</text:span></text:p>
      <text:p text:style-name="P49"><text:span text:style-name="T45"><text:s text:c="4"/>q</text:span><text:span text:style-name="T43">uery func getPackage(name: Text): </text:span><text:span text:style-name="T55">async </text:span><text:span text:style-name="T43">PackageInfo;</text:span></text:p>
      <text:p text:style-name="P50"><text:span text:style-name="T43"><text:s text:c="4"/>query func packagesByFunction(function: Text): </text:span><text:span text:style-name="T55">async </text:span><text:span text:style-name="T43">[</text:span><text:span text:style-name="T46">(PackageName</text:span><text:span text:style-name="T43">, </text:span><text:span text:style-name="T46">Version)</text:span><text:span text:style-name="T43">];</text:span></text:p>
      <text:p text:style-name="P41">};</text:p>
      <text:p text:style-name="P34">PM:</text:p>
      <text:p text:style-name="P85"><text:change text:change-id="ct107671204976128"/><text:change text:change-id="ct107671209711808"/><text:change text:change-id="ct107671209712096"/><text:change text:change-id="ct107671209698896"/><text:change text:change-id="ct107671209675776"/>type InstallationId = Nat;</text:p>
      <text:p text:style-name="P10"><text:change text:change-id="ct107671209713024"/>shared <text:change-start text:change-id="ct107671209714224"/><text:span text:style-name="T105">func </text:span><text:change-end text:change-id="ct107671209714224"/>installPackage(<text:span text:style-name="T89">part</text:span><text:span text:style-name="T87">: </text:span><text:span text:style-name="T83">Repository</text:span><text:span text:style-name="T88">PartitionRO</text:span><text:span text:style-name="T87">, </text:span><text:span text:style-name="T25">package</text:span><text:span text:style-name="T30">Name</text:span><text:span text:style-name="T25">: </text:span><text:span text:style-name="T63">PackageName</text:span><text:span text:style-name="T29">, </text:span><text:span text:style-name="T37">version: </text:span><text:span text:style-name="T63">Package</text:span><text:span text:style-name="T64">Version</text:span>): async <text:span text:style-name="T29">InstallationId</text:span>;</text:p>
      <text:p text:style-name="P11">It accept calls only from our user.</text:p>
      <text:p text:style-name="P36">Note that unlike Linux distros, we can install from multiple repos for the same user.<text:change-start text:change-id="ct107671209716640"/></text:p>
      <text:p text:style-name="P16"><text:change-end text:change-id="ct107671209716640"/><text:change text:change-id="ct107671209716928"/>For each element of array of WASM<text:change-start text:change-id="ct107671209720880"/> <text:span text:style-name="T106">in order</text:span><text:change-end text:change-id="ct107671209720880"/>, it installs the WASM to a new canister<text:change-start text:change-id="ct107671209717600"/> <text:span text:style-name="T117">(with the arguments </text:span>(<text:span text:style-name="T118">{</text:span>user: Principal; previousCanisters: [Principal]; <text:span text:style-name="T61">packageMan</text:span><text:span text:style-name="T70">a</text:span><text:span text:style-name="T61">ger: Principal</text:span><text:span text:style-name="T118">}</text:span><text:span text:style-name="T117">)</text:span><text:change-end text:change-id="ct107671209717600"/>, then calls through the indirect canister on the new canister:</text:p>
      <text:p text:style-name="P17">shared <text:span text:style-name="T34">func</text:span> init(<text:change text:change-id="ct107671209718240"/><text:change-start text:change-id="ct107671209750800"/><text:span text:style-name="T118">{</text:span>user: Principal; previousCanisters: [Principal]; <text:span text:style-name="T61">packageMan</text:span><text:span text:style-name="T70">a</text:span><text:span text:style-name="T61">ger: Principal</text:span><text:span text:style-name="T118">}</text:span><text:change-end text:change-id="ct107671209750800"/>): async ();</text:p>
      <text:p text:style-name="P18">where user is the caller of installPackage(), <text:s/><text:span text:style-name="T28">previousCanisters </text:span>are the array of principal of previously installed canisters in this init().</text:p>
      <text:p text:style-name="P8">After this installation ID is returned.</text:p>
      <text:p text:style-name="P9">public shared <text:span text:style-name="T29">remove</text:span>Package(<text:span text:style-name="T25">packageId: </text:span><text:span text:style-name="T30">InstallationId</text:span><text:span text:style-name="T61">: Principal</text:span>): async ();</text:p>
      <text:p text:style-name="P12">It accept calls only from our user.<text:change text:change-id="ct107671209723696"/></text:p>
      <text:p text:style-name="P14">For each element of <text:span text:style-name="T30">the </text:span>array of <text:span text:style-name="T30">previously installed canisters</text:span> <text:span text:style-name="T30">in </text:span><text:span text:style-name="T31">the </text:span><text:span text:style-name="T30">reverse order</text:span>, it <text:span text:style-name="T30">removes the</text:span> canister, then calls through the indirect canister on the new canister<text:change-start text:change-id="ct107671209764848"/>, <text:span text:style-name="T107">in order</text:span><text:change-end text:change-id="ct107671209764848"/>:</text:p>
      <text:p text:style-name="P15">shared <text:span text:style-name="T34">func</text:span> <text:span text:style-name="T32">de</text:span>init(user: Principal, previousCanisters: [Principal], <text:span text:style-name="T61">packageMan</text:span><text:span text:style-name="T70">a</text:span><text:span text:style-name="T61">ger: Principal</text:span>): async ();</text:p>
      <text:p text:style-name="P19">where user is the caller of installPackage(), <text:s/><text:span text:style-name="T28">previousCanisters </text:span>are the array of principal of previously installed canisters in th<text:span text:style-name="T33">e</text:span> init().</text:p>
      <text:p text:style-name="P20">After <text:span text:style-name="T69">permissions are revoked and </text:span>th<text:span text:style-name="T69">e</text:span>s<text:span text:style-name="T69">e</text:span> canisters are removed.</text:p>
      <text:p text:style-name="P35"><text:change-start text:change-id="ct107671209644592"/>query <text:span text:style-name="T84">func </text:span>isPackageInstalled(name: PackageName): <text:span text:style-name="T94">async </text:span>Bool;</text:p>
      <text:p text:style-name="P51"><text:span text:style-name="T43">query func </text:span><text:span text:style-name="T56">installedP</text:span><text:span text:style-name="T43">ackagesByFunction(function: Text): </text:span><text:span text:style-name="T55">async </text:span><text:span text:style-name="T43">[</text:span><text:span text:style-name="T57">InstallationId</text:span><text:span text:style-name="T43">];</text:span></text:p>
      <text:p text:style-name="P38">query installationsByName(n<text:span text:style-name="T30">ame</text:span><text:span text:style-name="T25">: </text:span><text:span text:style-name="T63">PackageName</text:span>): async [<text:span text:style-name="T29">InstallationId</text:span>];</text:p>
      <text:p text:style-name="P37">query installationsByNameVersion(n<text:span text:style-name="T30">ame</text:span><text:span text:style-name="T25">: </text:span><text:span text:style-name="T63">PackageName, </text:span>version: <text:span text:style-name="T63">Package</text:span>Version): async [<text:span text:style-name="T29">InstallationId</text:span>];</text:p>
      <text:p text:style-name="P22"><text:change-end text:change-id="ct107671209644592"/>query func<text:span text:style-name="T28"> </text:span><text:span text:style-name="T39">p</text:span>ackageByInstallation<text:change text:change-id="ct107671209775504"/>(<text:span text:style-name="T25">packageId: </text:span><text:span text:style-name="T30">InstallationId</text:span>): <text:change text:change-id="ct107671209795520"/><text:change-start text:change-id="ct107671209796480"/><text:span text:style-name="T104">(PackageName, PackageVersion)</text:span><text:change-end text:change-id="ct107671209796480"/>;</text:p>
      <text:p text:style-name="P21">query func<text:span text:style-name="T28"> </text:span><text:span text:style-name="T39">i</text:span>nstallationIdsByPackageName(name<text:span text:style-name="T25">:</text:span>Text): <text:span text:style-name="T35">[</text:span><text:span text:style-name="T30">InstallationId</text:span><text:span text:style-name="T35">]</text:span>;</text:p>
      <text:p text:style-name="P21">query func<text:span text:style-name="T28"> </text:span><text:span text:style-name="T39">i</text:span>nstallationIdsByPackageName<text:span text:style-name="T38">Version</text:span>(name<text:span text:style-name="T25">:</text:span>Text, <text:span text:style-name="T38">version: Text</text:span>): <text:span text:style-name="T35">[</text:span><text:span text:style-name="T30">InstallationId</text:span><text:span text:style-name="T35">]</text:span>;</text:p>
      <text:p text:style-name="P23">query func principalsByInstallationId(id: <text:span text:style-name="T30">InstallationId</text:span>): [Principal];</text:p>
      <text:p text:style-name="P26">T<text:span text:style-name="T38">he</text:span> above functions are obvious.</text:p>
      <text:h text:style-name="P73" text:outline-level="1"><text:span text:style-name="T40">Access</text:span> control</text:h>
      <text:p text:style-name="P54"><text:span text:style-name="T82">Repository</text:span> method<text:span text:style-name="T76">s</text:span>:</text:p>
      <text:p text:style-name="P54">query permissionInfo(permission: Text) : async {shortName: Text; title Text; description: Text};</text:p>
      <text:p text:style-name="P55">shared c<text:span text:style-name="T74">reatePermission(</text:span><text:change-start text:change-id="ct107671209818704"/><text:span text:style-name="T108">{</text:span><text:change-end text:change-id="ct107671209818704"/><text:span text:style-name="T74">uid: Text; </text:span><text:span text:style-name="T73">shortName: Text; title Text; description: Text}</text:span><text:span text:style-name="T74">): async </text:span><text:span text:style-name="T90">RepositoryPartitionRO</text:span><text:span text:style-name="T73">;</text:span><text:change-start text:change-id="ct107671209762128"/></text:p>
      <text:p text:style-name="P64">TODO: updatePermission(...) (who have the right for this?)<text:change-end text:change-id="ct107671209762128"/></text:p>
      <text:p text:style-name="P53">Permission names <text:span text:style-name="T72">will be GUIDs.</text:span></text:p>
      <text:p text:style-name="P23">Optional method of user packages:</text:p>
      <text:p text:style-name="P23">shared func giveAccess(to: Principal, methodName: Text): async ();</text:p>
      <text:p text:style-name="P23"><text:change text:change-id="ct107671209834832"/><text:change-start text:change-id="ct107671209835792"/><text:span text:style-name="T109">C</text:span><text:change-end text:change-id="ct107671209835792"/>allable only by <text:change text:change-id="ct107671209836080"/><text:span text:style-name="T60">package manager</text:span>.<text:change text:change-id="ct107671209837040"/></text:p>
      <text:p text:style-name="P27">It is intended to give access to methodName, but is not warranted to d<text:span text:style-name="T41">o</text:span> this.</text:p>
      <text:p text:style-name="P28">Method of package manager <text:span text:style-name="T58">wrapping the above</text:span>:</text:p>
      <text:p text:style-name="P4"><text:span text:style-name="T42">s</text:span>hared func giveAccess(<text:span text:style-name="T25">packageId: </text:span><text:span text:style-name="T30">InstallationId, </text:span><text:span text:style-name="T42">permissionName: Text</text:span>): <text:span text:style-name="T42">async ();</text:span></text:p>
      <text:p text:style-name="P24"><text:span text:style-name="T59">C</text:span>allable only by our user?</text:p>
      <text:p text:style-name="P29">Use canister method (should be callable by <text:change text:change-id="ct107671209842608"/>package manager)</text:p>
      <text:p text:style-name="P25">shared func <text:span text:style-name="T62">revoke</text:span>Access(to: Principal, methodName: Text): async ();</text:p>
      <text:p text:style-name="P30">and package manager method wrapping it:</text:p>
      <text:p text:style-name="P5"><text:span text:style-name="T42">s</text:span>hared func <text:span text:style-name="T62">revoke</text:span>Access(<text:span text:style-name="T25">packageId: </text:span><text:span text:style-name="T30">InstallationId, </text:span><text:span text:style-name="T42">permissionName: Text</text:span>): <text:span text:style-name="T42">async ();</text:span></text:p>
      <text:p text:style-name="P6"><text:span text:style-name="T66">query</text:span> func <text:span text:style-name="T67">getP</text:span><text:span text:style-name="T66">ermissions(</text:span><text:span text:style-name="T25">packageId: </text:span><text:span text:style-name="T30">InstallationId</text:span><text:span text:style-name="T66">): [Text];</text:span></text:p>
      <text:p text:style-name="P32">Get the permissions added through package manager’s method<text:change-start text:change-id="ct107671209866192"/><text:span text:style-name="T110">s</text:span><text:change-end text:change-id="ct107671209866192"/>.</text:p>
      <text:h text:style-name="P76" text:outline-level="1"><text:change text:change-id="ct107671276914768"/><text:change-start text:change-id="ct107671200664944"/>Bootstrapping</text:h>
      <text:p text:style-name="P101">Bootstrapping happens at our site, not app’s site, because otherwise it would contradict storing queried principal.</text:p>
      <text:p text:style-name="P103">Installation of packages will be (in general) two-stage: first stage installation and then, after the user logs in, the <text:span text:style-name="T120">second </text:span>part of installation requiring user’s principal.</text:p>
      <text:p text:style-name="P104">For a package, have two <text:span text:style-name="T121">kinds of </text:span>lists of modules: primarily installed and <text:span text:style-name="T1">additional</text:span><text:span text:style-name="T22"> </text:span><text:span text:style-name="T23">list(s) (indexed by strings),</text:span></text:p>
      <text:p text:style-name="P104">Additional list<text:span text:style-name="T122">s</text:span> <text:span text:style-name="T122">are</text:span><text:span text:style-name="T123"> not installed on package installation, but</text:span> can be installed any number of times <text:span text:style-name="T123">through an API</text:span>. <text:span text:style-name="T124">The PM tracks their installations (so, that they are feed with cycles and </text:span><text:span text:style-name="T125">are</text:span><text:span text:style-name="T124"> uninistalled on package uninstallation). </text:span><text:span text:style-name="T126">Also, there may be installed arbitrarily specified modules (not from package specs), they are likewise tracked.</text:span></text:p>
      <text:p text:style-name="P105">The PM provides <text:span text:style-name="T127">to the user </text:span>URL of a frontend with HTTP param referencing the PM. <text:span text:style-name="T24">(Modules are marked as a frontend, with an optional label, for such things as distinguishing several frontends.)</text:span></text:p>
      <text:p text:style-name="P106">The frontend is advised to have ability to install them once <text:span text:style-name="T128">(by asking </text:span><text:span text:style-name="T133">a special *installOnce* function of </text:span><text:span text:style-name="T128">the PM)</text:span>.</text:p>
      <text:list text:style-name="L4">
        <text:list-item>
          <text:p text:style-name="P107">Copy the frontend <text:span text:style-name="T129">module</text:span>.</text:p>
        </text:list-item>
        <text:list-item>
          <text:p text:style-name="P107">Direct the user to the frontend <text:span text:style-name="T130">with a reference to PM’s principal in the</text:span><text:span text:style-name="T131"> URL</text:span>.</text:p>
        </text:list-item>
        <text:list-item>
          <text:p text:style-name="P107">From initiator <text:span text:style-name="T132">(after checking the secret code with the PM backend)</text:span>, user does copying backend module and its initialization for the given user.</text:p>
        </text:list-item>
        <text:list-item>
          <text:p text:style-name="P102">Saves the P<text:span text:style-name="T119">M</text:span>s two principals.<text:change-end text:change-id="ct107671200664944"/><text:change-start text:change-id="ct107671273640768"/></text:p>
        </text:list-item>
      </text:list>
      <text:h text:style-name="P74" text:outline-level="1"><text:change-end text:change-id="ct107671273640768"/><text:change-start text:change-id="ct107671276914480"/>Possible future features</text:h>
      <text:p text:style-name="P100"><text:change-end text:change-id="ct107671276914480"/>TODO: <text:span text:style-name="T96">Distinction between</text:span> the <text:span text:style-name="T97">repository and</text:span> user’s PM! <text:span text:style-name="T75">The user’s one may cache the main one (is it worth? </text:span><text:span text:style-name="T95">should a blackholed canister be used for cache?</text:span><text:span text:style-name="T75">) </text:span><text:span text:style-name="T101">We may implement the cache in the future.</text:span></text:p>
      <text:p text:style-name="P56"><text:span text:style-name="T93">Blackholed PM is </text:span><text:span text:style-name="T100">useful</text:span><text:span text:style-name="T93"> for this reason</text:span><text:span text:style-name="T77">: If a DAO is screwed, it may install a screwed package manager that would install something other than correct packages from </text:span><text:span text:style-name="T79">another</text:span><text:span text:style-name="T5"> DAO, so creating a mis-representation of (potentially dangerous) code. </text:span><text:span text:style-name="T9">We chose not to do this </text:span><text:span text:style-name="T12">now</text:span><text:span text:style-name="T9">, but maybe blackhole it in the future. </text:span><text:span text:style-name="T14">We don’t protect against misbehavior of a DAO, such as installing a malignant PM, because it helps only for ensuring correctness of packages by another DAO</text:span><text:span text:style-name="T8">s</text:span><text:span text:style-name="T14">, and this should </text:span><text:span text:style-name="T8">instead</text:span><text:span text:style-name="T14"> be done by (not yet an IC feature) </text:span><text:span text:style-name="T8">by verifying a WASM hash before a call.</text:span></text:p>
      <text:p text:style-name="P58"><text:span text:style-name="T5">W</text:span><text:span text:style-name="T1">e can create a virtual DAO, for example, adding some packages to another DAO.</text:span></text:p>
      <text:p text:style-name="P61"><text:span text:style-name="T1">TODO: </text:span><text:span text:style-name="T6">R</text:span><text:span text:style-name="T1">emoving </text:span><text:span text:style-name="T7">WASM</text:span><text:span text:style-name="T1"> code without deleting the canister: is useful to temporary disable a package by the user, without paying to re-create the canister. </text:span><text:span text:style-name="T6">Argument not to go this way: it creates potential security issues with the same principal for two different. This could be worked around by marking some WASMs as “carefully checked” not to fall into this error. </text:span><text:span text:style-name="T10">Hm, the user of a canister anyway can be uncareful to make this error and there seems to be no way to point it him. </text:span><text:span text:style-name="T11">Let the current version not to support this dangerous feature.</text:span></text:p>
      <text:p text:style-name="P62"><text:span text:style-name="T13">In the future we can</text:span><text:span text:style-name="T1"> use starting/stopping canisters </text:span><text:span text:style-name="T13">to disable</text:span><text:span text:style-name="T1"> packages.</text:span><text:change-start text:change-id="ct107671209863296"/></text:p>
      <text:p text:style-name="P13"><text:span text:style-name="T16">User to delegate </text:span><text:span text:style-name="T17">install/remove</text:span><text:span text:style-name="T16"> operations to somebody other (“admin”).</text:span><text:change-end text:change-id="ct107671209863296"/><text:change-start text:change-id="ct107671209725040"/></text:p>
      <text:p text:style-name="P42"><text:span text:style-name="T16">T</text:span><text:span text:style-name="T1">ODO: Bookmark software without installing to local subnet</text:span><text:change-end text:change-id="ct107671209725040"/><text:change-start text:change-id="ct107671209745008"/><text:span text:style-name="T1"> </text:span><text:span text:style-name="T19">(simply empty list of WASMs?)</text:span><text:change-end text:change-id="ct107671209745008"/></text:p>
      <text:h text:style-name="P75" text:outline-level="1"><text:span text:style-name="T15">Misc n</text:span>otes</text:h>
      <text:p text:style-name="P65">TODO: PM updating itself without breaking. <text:span text:style-name="T98">What need to take into account?</text:span><text:change-start text:change-id="ct107671209911952"/></text:p>
      <text:p text:style-name="P66">TODO: several subnets per user<text:change-end text:change-id="ct107671209911952"/><text:change-start text:change-id="ct107671209863920"/></text:p>
      <text:p text:style-name="P67">TODO: feeding canisters with cyc<text:span text:style-name="T112">l</text:span>es<text:change-end text:change-id="ct107671209863920"/><text:change-start text:change-id="ct107671209944128"/></text:p>
      <text:p text:style-name="P68"><text:span text:style-name="T113">TODO: Edit canister settings lik</text:span><text:span text:style-name="T116">e </text:span><text:span text:style-name="T114">compute_allocation.</text:span><text:change-end text:change-id="ct107671209944128"/><text:change-start text:change-id="ct107671209942112"/></text:p>
      <text:p text:style-name="P98">TODO: I forgot upgrading packages.<text:change-end text:change-id="ct107671209942112"/><text:change-start text:change-id="ct107671209948224"/></text:p>
      <text:p text:style-name="P99">TODO: a way for a package to signalize that it execution finished<text:change-end text:change-id="ct107671209948224"/><text:change-start text:change-id="ct107671209951984"/></text:p>
      <text:p text:style-name="P69"><text:span text:style-name="T114">TODO: Install dependencies (after user confirmation). For this to work, have global variable with a default version of the version to in</text:span><text:change-end text:change-id="ct107671209951984"/><text:change-start text:change-id="ct107671209954224"/><text:span text:style-name="T114">stall.</text:span><text:change-end text:change-id="ct107671209954224"/><text:change-start text:change-id="ct107671209956880"/><text:span text:style-name="T114"> </text:span><text:span text:style-name="T115">Dependencies can be made controlled solely by the frontend to avoid long running or partly running code in the backend when installing many dependencies.</text:span><text:change-end text:change-id="ct10767120995688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20:26:19.015714635</meta:creation-date>
    <meta:generator>LibreOffice/24.2.5.2$Linux_X86_64 LibreOffice_project/420$Build-2</meta:generator>
    <dc:date>2024-08-27T19:06:11.305989785</dc:date>
    <meta:editing-duration>P2DT6H45M35S</meta:editing-duration>
    <meta:editing-cycles>193</meta:editing-cycles>
    <meta:document-statistic meta:table-count="0" meta:image-count="0" meta:object-count="0" meta:page-count="1" meta:paragraph-count="114" meta:word-count="1264" meta:character-count="8666" meta:non-whitespace-character-count="7514"/>
  </office:meta>
</office:document-meta>
</file>